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2" svg:font-family="'Times New Roman', Serif" style:font-adornments="Bold" style:font-family-generic="roman" style:font-pitch="variable"/>
    <style:font-face style:name="Times New Roman1" svg:font-family="'Times New Roman', Serif" style:font-adornments="Regular" style:font-family-generic="roman" style:font-pitch="variable"/>
    <style:font-face style:name="Times New Roman3" svg:font-family="'Times New Roman', serif" style:font-adornments="Bold" style:font-family-generic="roman" style:font-pitch="variable"/>
    <style:font-face style:name="Times New Roman4" svg:font-family="'Times New Roman', serif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6.004cm" table:align="center"/>
    </style:style>
    <style:style style:name="Table6.A" style:family="table-column">
      <style:table-column-properties style:column-width="16.004cm"/>
    </style:style>
    <style:style style:name="Table6.A1" style:family="table-cell">
      <style:table-cell-properties fo:padding="0.051cm" fo:border="0.002cm solid #ffffff"/>
    </style:style>
    <style:style style:name="Table6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" style:family="table">
      <style:table-properties style:width="16.004cm" table:align="center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fo:padding="0.051cm" fo:border="0.002cm solid #ffffff"/>
    </style:style>
    <style:style style:name="Table1.2" style:family="table-row">
      <style:table-row-properties style:min-row-height="0.441cm"/>
    </style:style>
    <style:style style:name="Table1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2" style:family="table">
      <style:table-properties style:width="16.004cm" table:align="center"/>
    </style:style>
    <style:style style:name="Table2.A" style:family="table-column">
      <style:table-column-properties style:column-width="8.971cm"/>
    </style:style>
    <style:style style:name="Table2.B" style:family="table-column">
      <style:table-column-properties style:column-width="7.033cm"/>
    </style:style>
    <style:style style:name="Table2.A1" style:family="table-cell">
      <style:table-cell-properties fo:padding="0.049cm" fo:border="0.002cm solid #ffffff"/>
    </style:style>
    <style:style style:name="Table2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2.A4" style:family="table-cell">
      <style:table-cell-properties fo:padding="0.049cm" fo:border-left="0.002cm solid #ffffff" fo:border-right="none" fo:border-top="none" fo:border-bottom="0.002cm solid #ffffff"/>
    </style:style>
    <style:style style:name="Table3" style:family="table">
      <style:table-properties style:width="16.002cm" table:align="center"/>
    </style:style>
    <style:style style:name="Table3.A" style:family="table-column">
      <style:table-column-properties style:column-width="8.306cm"/>
    </style:style>
    <style:style style:name="Table3.B" style:family="table-column">
      <style:table-column-properties style:column-width="7.696cm"/>
    </style:style>
    <style:style style:name="Table3.A1" style:family="table-cell">
      <style:table-cell-properties fo:padding="0.051cm" fo:border="0.002cm solid #ffffff"/>
    </style:style>
    <style:style style:name="Table3.A2" style:family="table-cell">
      <style:table-cell-properties fo:padding="0.051cm" fo:border-left="0.002cm solid #ffffff" fo:border-right="none" fo:border-top="0.002cm solid #ffffff" fo:border-bottom="0.002cm solid #ffffff"/>
    </style:style>
    <style:style style:name="Table3.A3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5" style:family="table">
      <style:table-properties style:width="16.002cm" table:align="center"/>
    </style:style>
    <style:style style:name="Table5.A" style:family="table-column">
      <style:table-column-properties style:column-width="16.002cm"/>
    </style:style>
    <style:style style:name="Table5.A1" style:family="table-cell">
      <style:table-cell-properties fo:padding="0.051cm" fo:border="0.002cm solid #ffffff"/>
    </style:style>
    <style:style style:name="Table5.A2" style:family="table-cell">
      <style:table-cell-properties fo:padding="0.051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3" style:family="paragraph" style:parent-style-name="Table_20_Contents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4" style:family="paragraph" style:parent-style-name="Table_20_Contents">
      <style:paragraph-properties fo:margin-left="0.009cm" fo:margin-right="-0.071cm" fo:text-align="end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6" style:family="paragraph" style:parent-style-name="Table_20_Contents">
      <style:paragraph-properties fo:margin-left="0.009cm" fo:margin-right="-0.097cm" fo:text-indent="0cm" style:auto-text-indent="false">
        <style:tab-stops/>
      </style:paragraph-properties>
    </style:style>
    <style:style style:name="P7" style:family="paragraph" style:parent-style-name="Table_20_Contents">
      <style:paragraph-properties fo:margin-left="0.009cm" fo:margin-right="-0.097cm" fo:text-align="start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-0.071cm" fo:text-align="end" style:justify-single-word="false" fo:text-indent="0cm" style:auto-text-indent="false">
        <style:tab-stops/>
      </style:paragraph-properties>
    </style:style>
    <style:style style:name="P9" style:family="paragraph" style:parent-style-name="Standard" style:master-page-name="HTML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Ruby_20_Code">sections = data[0]</text:span></text:p>
      <text:p text:style-name="Standard"><text:span text:style-name="Ruby_20_Code">address = data[1]</text:span></text:p>
      <text:p text:style-name="Standard"><text:span text:style-name="Ruby_20_Code">sections.each do |section|</text:span></text:p>
      <text:p text:style-name="Standard"><text:span text:style-name="Ruby_20_Code">section.name</text:span></text:p>
      <text:p text:style-name="Standard"><text:span text:style-name="Ruby_20_Code">if section.type == "GeneralSection"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6.A2" office:value-type="string">
            <text:p text:style-name="P7"><text:span text:style-name="Ruby_20_Literal">span("sectionName",section.name.upcase)</text:span></text:p>
          </table:table-cell>
        </table:table-row>
        <table:table-row>
          <table:table-cell table:style-name="Table6.A2" office:value-type="string">
            <text:p text:style-name="Horizontal_20_Line"/>
          </table:table-cell>
        </table:table-row>
        <table:table-row>
          <table:table-cell table:style-name="Table6.A2" office:value-type="string">
            <text:p text:style-name="P6"><text:span text:style-name="Ruby_20_Literal">span("data6",entry.details)</text:span></text:p>
          </table:table-cell>
        </table:table-row>
        <table:table-row>
          <table:table-cell table:style-name="Table6.A2" office:value-type="string">
            <text:p text:style-name="Standard"><text:span text:style-name="Ruby_20_Code">end</text:span></text:p>
          </table:table-cell>
        </table:table-row>
        <table:table-row>
          <table:table-cell table:style-name="Table6.A2" office:value-type="string">
            <text:p text:style-name="Standard"/>
          </table:table-cell>
        </table:table-row>
      </table:table>
      <text:p text:style-name="Standard"><text:span text:style-name="Ruby_20_Code">end<text:line-break/>if section.type == "EducationSection"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Ruby_20_Literal">span("sectionName",section.name.upcase)</text:span></text:p>
          </table:table-cell>
        </table:table-row>
        <table:table-row table:style-name="Table1.2">
          <table:table-cell table:style-name="Table1.A2" office:value-type="string">
            <text:p text:style-name="Horizontal_20_Line"><text:span text:style-name="Ruby_20_Code"/>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1.A2" office:value-type="string">
            <text:p text:style-name="P5"><text:span text:style-name="Ruby_20_Literal">get_string([span("style1", entry.name), entry.location, get_dates([entry.start_date, entry.end_date], false)])</text:span></text:p>
            <text:p text:style-name="P5"><text:span text:style-name="Ruby_20_Literal">get_string( [get_studies([entry.qualification, entry.specialization]), get_gpa(entry.gpa)])</text:span></text:p>
            <text:p text:style-name="Text_20_body.entryBreak"><text:span text:style-name="Ruby_20_Literal"/></text:p>
          </table:table-cell>
        </table:table-row>
        <table:table-row>
          <table:table-cell table:style-name="Table1.A2" office:value-type="string">
            <text:p text:style-name="Table_20_Contents"><text:span text:style-name="Ruby_20_Code">end</text:span></text:p>
          </table:table-cell>
        </table:table-row>
      </table:table>
      <text:p text:style-name="Standard"><text:span text:style-name="Ruby_20_Code">end<text:line-break/>if section.type == "WorkExperienceSection"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Ruby_20_Literal">span("sectionName",section.name.upcase)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2.A4" office:value-type="string">
            <text:p text:style-name="P5"><text:span text:style-name="Ruby_20_Literal">get_string([span("style1", entry.name), entry.location])</text:span></text:p>
            <text:p text:style-name="P5"><text:span text:style-name="Ruby_20_Literal">entry.title</text:span></text:p>
          </table:table-cell>
          <table:table-cell table:style-name="Table2.A2" office:value-type="string">
            <text:p text:style-name="P1"><text:span text:style-name="Ruby_20_Literal">span("style1", get_dates([entry.start_date, entry.end_date], false))</text:span></text:p>
          </table:table-cell>
        </table:table-row>
        <table:table-row>
          <table:table-cell table:style-name="Table2.A2" table:number-columns-spanned="2" office:value-type="string">
            <text:p text:style-name="Table_20_Contents"><text:span text:style-name="Ruby_20_Literal">entry.details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3.A2" office:value-type="string">
            <text:p text:style-name="P3"><text:span text:style-name="Ruby_20_Literal">span("personName",entry.name)</text:span></text:p>
          </table:table-cell>
          <table:table-cell table:style-name="Table3.A1" office:value-type="string">
            <text:p text:style-name="P8"><text:span text:style-name="Ruby_20_Literal">span("style1", get_string([get_phone_number(address.phone_number, true), get_fax_number(address.fax_number, true)]))</text:span></text:p>
          </table:table-cell>
        </table:table-row>
        <table:table-row>
          <table:table-cell table:style-name="Table3.A3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3.A3" table:number-columns-spanned="2" office:value-type="string">
            <text:p text:style-name="P4"><text:span text:style-name="Ruby_20_Literal">line_break([get_string([address.address_1, address.address_2, address.city, address.state, address.postal_code, address.country]), address.email, address.website])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pan text:style-name="Ruby_20_Literal">span("sectionName",section.name.upcase)</text:span></text:p>
          </table:table-cell>
        </table:table-row>
        <table:table-row>
          <table:table-cell table:style-name="Table5.A2" office:value-type="string">
            <text:p text:style-name="Horizontal_20_Line"/>
          </table:table-cell>
        </table:table-row>
        <table:table-row>
          <table:table-cell table:style-name="Table5.A2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5.A2" office:value-type="string">
            <text:p text:style-name="P2"><text:span text:style-name="Ruby_20_Literal">line_break get_reference_array entry</text:span></text:p>
            <text:p text:style-name="Text_20_body.entryBreak"><text:span text:style-name="Ruby_20_Literal"/></text:p>
          </table:table-cell>
        </table:table-row>
        <table:table-row>
          <table:table-cell table:style-name="Table5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2" svg:font-family="'Times New Roman', Serif" style:font-adornments="Bold" style:font-family-generic="roman" style:font-pitch="variable"/>
    <style:font-face style:name="Times New Roman1" svg:font-family="'Times New Roman', Serif" style:font-adornments="Regular" style:font-family-generic="roman" style:font-pitch="variable"/>
    <style:font-face style:name="Times New Roman3" svg:font-family="'Times New Roman', serif" style:font-adornments="Bold" style:font-family-generic="roman" style:font-pitch="variable"/>
    <style:font-face style:name="Times New Roman4" svg:font-family="'Times New Roman', serif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Times New Roman1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051cm" fo:padding="0cm" fo:border-left="none" fo:border-right="none" fo:border-top="none" fo:border-bottom="0.035cm solid #808080" style:shadow="none" text:number-lines="false" text:line-number="0" style:join-border="false"/>
      <style:text-properties fo:font-size="6pt" style:font-size-asian="6pt" style:font-size-complex="6pt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Text_20_body.entryBreak" style:display-name="Text body.entryBreak" style:family="paragraph" style:parent-style-name="Text_20_body">
      <style:paragraph-properties fo:margin-top="0.025cm" fo:margin-bottom="0.025cm"/>
      <style:text-properties fo:font-size="2pt"/>
    </style:style>
    <style:style style:name="Ruby_20_Code" style:display-name="Ruby Code" style:family="text">
      <style:text-properties fo:background-color="#ffcc99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Times New Roman2" fo:font-size="10pt" fo:font-weight="bold" fo:background-color="transparent"/>
    </style:style>
    <style:style style:name="personName" style:family="text">
      <style:text-properties style:font-name="Times New Roman2" fo:font-size="16pt" fo:font-weight="bold" fo:background-color="transparent"/>
    </style:style>
    <style:style style:name="style1" style:family="text">
      <style:text-properties style:font-name="Times New Roman1" fo:font-size="10pt" style:text-underline-style="none" fo:font-weight="bold"/>
    </style:style>
    <style:style style:name="newstyle1" style:family="text">
      <style:text-properties style:font-name="Times New Roman3" fo:font-size="10pt" fo:font-weight="bold"/>
    </style:style>
    <style:style style:name="newstyle2" style:family="text">
      <style:text-properties style:font-name="Times New Roman3" fo:font-size="10pt" fo:font-weight="bold"/>
    </style:style>
    <style:style style:name="data" style:family="text">
      <style:text-properties style:font-name="Times New Roman4" fo:font-size="9pt"/>
    </style:style>
    <style:style style:name="data1" style:family="text">
      <style:text-properties style:font-name="Times New Roman4" fo:font-size="9pt"/>
    </style:style>
    <style:style style:name="data2" style:family="text">
      <style:text-properties style:font-name="Times New Roman4" fo:font-size="9pt"/>
    </style:style>
    <style:style style:name="data3" style:family="text">
      <style:text-properties style:font-name="Times New Roman4" fo:font-size="9pt"/>
    </style:style>
    <style:style style:name="data4" style:family="text">
      <style:text-properties style:font-name="Times New Roman4" fo:font-size="9pt"/>
    </style:style>
    <style:style style:name="data5" style:family="text">
      <style:text-properties style:font-name="Times New Roman4" fo:font-size="9pt"/>
    </style:style>
    <style:style style:name="data6" style:family="text">
      <style:text-properties style:font-name="Times New Roman4" fo:font-size="10pt" fo:background-color="#ffffff"/>
    </style:style>
    <style:style style:name="data7" style:family="text">
      <style:text-properties style:font-name="Times New Roman4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3:53</dc:date>
    <dc:language>en-US</dc:language>
    <meta:editing-cycles>480</meta:editing-cycles>
    <meta:editing-duration>PT7H54M39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38" meta:word-count="145" meta:character-count="1333"/>
  </office:meta>
</office:document-meta>
</file>